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loneCrypto.setKeyStoreType( String key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setKeyPassword( String ke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Ke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Key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KeyStor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TrustCertifica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loneCrypto.setKeyStoreUrl( Resource keyStor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loadKeyStor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ndaloneCrypto.getKey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Crypto.getPrivateKey( String alias , String pass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ndaloneCrypto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CertificateAlias( Certificate c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Certificate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Crypto.getCertificateChain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